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, 'Helvetica Neue', Helvetica, Arial, sans-serif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style:contextual-spacing="false" fo:line-height="140%" fo:text-align="start" style:justify-single-word="false" fo:orphans="2" fo:widows="2" fo:text-indent="0cm" style:auto-text-indent="false" fo:padding="0cm" fo:border="none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line-height="14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verdana" fo:font-size="7.80000019073486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14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verdana" fo:font-size="7.80000019073486pt" fo:letter-spacing="normal" fo:font-style="normal" fo:font-weight="normal" officeooo:rsid="0024a6f4" officeooo:paragraph-rsid="0024a6f4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40%" fo:text-align="start" style:justify-single-word="false" fo:orphans="2" fo:widows="2" fo:text-indent="0cm" style:auto-text-indent="false" fo:padding="0cm" fo:border="none"/>
      <style:text-properties officeooo:rsid="00204663" officeooo:paragraph-rsid="00204663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line-height="140%" fo:text-align="start" style:justify-single-word="false" fo:orphans="2" fo:widows="2" fo:text-indent="0cm" style:auto-text-indent="false" fo:padding="0cm" fo:border="none"/>
      <style:text-properties officeooo:rsid="0021da23" officeooo:paragraph-rsid="0021da23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line-height="140%" fo:text-align="start" style:justify-single-word="false" fo:orphans="2" fo:widows="2" fo:text-indent="0cm" style:auto-text-indent="false" fo:padding="0cm" fo:border="none"/>
      <style:text-properties officeooo:rsid="00225999" officeooo:paragraph-rsid="00225999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line-height="140%" fo:text-align="start" style:justify-single-word="false" fo:orphans="2" fo:widows="2" fo:text-indent="0cm" style:auto-text-indent="false" fo:padding="0cm" fo:border="none"/>
      <style:text-properties officeooo:rsid="00232966" officeooo:paragraph-rsid="00232966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line-height="140%" fo:text-align="start" style:justify-single-word="false" fo:orphans="2" fo:widows="2" fo:text-indent="0cm" style:auto-text-indent="false" fo:padding="0cm" fo:border="none"/>
      <style:text-properties officeooo:rsid="0026382b" officeooo:paragraph-rsid="0026382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verdana" fo:font-size="7.80000019073486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font-name="verdana" fo:font-size="7.80000019073486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verdana" fo:font-size="7.80000019073486pt" fo:letter-spacing="normal" fo:font-style="normal" fo:font-weight="normal" officeooo:rsid="0022599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52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08986374" text:style-name="L1">
        <text:list-item>
          <text:p text:style-name="P1"><text:a xlink:type="simple" xlink:href="https://lernen.goethe.de/moodle/mod/glossary/showentry.php?eid=1861866&amp;displayformat=dictionary" text:style-name="Internet_20_link" text:visited-style-name="Visited_20_Internet_20_Link"><text:span text:style-name="T1">Identitätshypothese</text:span></text:a><text:span text:style-name="T2">:</text:span></text:p>
          <text:list>
            <text:list-item>
              <text:p text:style-name="P4"><text:span text:style-name="T2">Der Spracherwerb folgt einem Spracherwerbsmechanismus</text:span></text:p>
            </text:list-item>
            <text:list-item>
              <text:p text:style-name="P4"><text:span text:style-name="T2">Das Lernen jeder weiteren Sprache gleicht dem Erwerb der Erstsprache</text:span></text:p>
            </text:list-item>
            <text:list-item>
              <text:p text:style-name="P4"><text:span text:style-name="T2">Der Mechanismus des Erstsprachenerwerbs wird auf das Lernen jeder weiteren Sprache übertragen</text:span></text:p>
            </text:list-item>
            <text:list-item>
              <text:p text:style-name="P4"><text:span text:style-name="T2">Mit zunehmenden Alter ändern sich allerdings kognitive Fähigkeiten (Verständnis, wie Sprache funktioniert), sodass weitere Sprachen anders erworben werden als die erste</text:span></text:p>
            </text:list-item>
          </text:list>
        </text:list-item>
        <text:list-item>
          <text:p text:style-name="P1"><text:a xlink:type="simple" xlink:href="https://lernen.goethe.de/moodle/mod/glossary/showentry.php?eid=1861872&amp;displayformat=dictionary" text:style-name="Internet_20_link" text:visited-style-name="Visited_20_Internet_20_Link"><text:span text:style-name="T1">Lehr-/Lernbarkeitshypothese</text:span></text:a><text:span text:style-name="T2">:</text:span></text:p>
          <text:list>
            <text:list-item>
              <text:p text:style-name="P5"><text:span text:style-name="T2">es gibt eine vorgegebene Reihenfolge beim Erwerb von Sprachstrukturen, die sich nicht beeinflussen oder ändern lässt</text:span></text:p>
            </text:list-item>
            <text:list-item>
              <text:p text:style-name="P5"><text:span text:style-name="T2">Lernprozesse sind nur erfolgreich, wenn sie auf das nächste Stadium des Spracherwerbs des Lernenden Bezug nehmen, sodass das ne</text:span><text:span text:style-name="T3">u</text:span><text:span text:style-name="T2"> Gelernte mental verarbeitet und in den bisherigen Wissensstand aufgenommen werden kann.</text:span></text:p>
            </text:list-item>
          </text:list>
        </text:list-item>
        <text:list-item>
          <text:p text:style-name="P1"><text:a xlink:type="simple" xlink:href="https://lernen.goethe.de/moodle/mod/glossary/showentry.php?eid=1861878&amp;displayformat=dictionary" text:style-name="Internet_20_link" text:visited-style-name="Visited_20_Internet_20_Link"><text:span text:style-name="T1">Interlanguage-Hypothese</text:span></text:a><text:span text:style-name="T2">:</text:span></text:p>
          <text:list>
            <text:list-item>
              <text:p text:style-name="P6"><text:span text:style-name="T2">Weiterentwicklung der Identitätshypothese</text:span></text:p>
            </text:list-item>
            <text:list-item>
              <text:p text:style-name="P6"><text:span text:style-name="T2">Lernende entwickeln fortlaufend Lernervarietäten („Zwischensprachen“), welche unter anderem Elemente der Erstsprache und Zielsprache enthalten.</text:span></text:p>
            </text:list-item>
            <text:list-item>
              <text:p text:style-name="P6"><text:span text:style-name="T2">Diese Zwischenschritte passieren nicht willkürlich und verändern sich stetig</text:span></text:p>
            </text:list-item>
          </text:list>
        </text:list-item>
        <text:list-item>
          <text:p text:style-name="P1"><text:a xlink:type="simple" xlink:href="https://lernen.goethe.de/moodle/mod/glossary/showentry.php?eid=1861890&amp;displayformat=dictionary" text:style-name="Internet_20_link" text:visited-style-name="Visited_20_Internet_20_Link"><text:span text:style-name="T1">Kontrastivhypothese</text:span></text:a><text:span text:style-name="T2">:</text:span></text:p>
          <text:list>
            <text:list-item>
              <text:p text:style-name="P7"><text:span text:style-name="T2">eine neue Sprache wird schlechter gelernt bzw. das Lernen ist erschwert, wenn sie große strukturelle Unterschiede zur Erstsprache aufweist. </text:span></text:p>
              <text:list>
                <text:list-item>
                  <text:p text:style-name="P7"><text:span text:style-name="T2">Größere Unterschiede → mehr Interferenzen</text:span></text:p>
                </text:list-item>
              </text:list>
            </text:list-item>
            <text:list-item>
              <text:p text:style-name="P7"><text:span text:style-name="T2">Was gegen die </text:span><text:a xlink:type="simple" xlink:href="https://lernen.goethe.de/moodle/mod/glossary/showentry.php?eid=1861890&amp;displayformat=dictionary" text:style-name="Internet_20_link" text:visited-style-name="Visited_20_Internet_20_Link">Kontrastivhypothese</text:a><text:span text:style-name="T1"> spricht: strukturelle Ähnlichkeiten von Sprachen führen nicht unbedingt zu erfolgreichem Lernen.</text:span></text:p>
            </text:list-item>
            <text:list-item>
              <text:p text:style-name="P7"><text:span text:style-name="T1">Kontrastive Analysen, bei der Unterschiede zwischen Erst- und Fremdsprache verdeutlicht werden, können den Schülern helfen, sich ihrer Fehler bewusst zu werden.</text:span></text:p>
              <text:p text:style-name="P7"><text:span text:style-name="T1"/></text:p>
            </text:list-item>
          </text:list>
        </text:list-item>
        <text:list-item>
          <text:p text:style-name="P2">mentales Lexikon:</text:p>
          <text:list>
            <text:list-item>
              <text:p text:style-name="P3">= Gesamtheit der gespeicherten Wörter sowie deren lexikalischen Ordnungs- und Aufrufsprinzipien des Gehirns (z.B. Antonyme, Synonyme)</text:p>
            </text:list-item>
            <text:list-item>
              <text:p text:style-name="P3">Für den Unterricht hilfreich: Einführung neuer Wörter im Kontext, in Wortfeldern, usw., sodass die Wörter im Gehirn vernetzt abgespeichert werden.</text:p>
            </text:list-item>
          </text:list>
        </text:list-item>
        <text:list-item>
          <text:p text:style-name="P1"><text:a xlink:type="simple" xlink:href="https://lernen.goethe.de/moodle/mod/glossary/showentry.php?eid=1861896&amp;displayformat=dictionary" text:style-name="Internet_20_link" text:visited-style-name="Visited_20_Internet_20_Link"><text:span text:style-name="T1">Inputhypothese</text:span></text:a><text:span text:style-name="T2">:</text:span></text:p>
          <text:list>
            <text:list-item>
              <text:p text:style-name="P8"><text:span text:style-name="T2">Sprachenlernen ist nur durch ausreichend Input möglich</text:span></text:p>
            </text:list-item>
            <text:list-item>
              <text:p text:style-name="P8"><text:span text:style-name="T2">Input muss zu Intake werden</text:span></text:p>
            </text:list-item>
            <text:list-item>
              <text:p text:style-name="P8"><text:span text:style-name="T2">Drill-Übungen eignen sich nicht zum erfolgreichen Spracherwerb</text:span></text:p>
            </text:list-item>
            <text:list-item>
              <text:p text:style-name="P8"><text:span text:style-name="T2">Input = jegliche Form von Kontakt mit der Sprache (Texte, Liedtexte, Videos, …)</text:span></text:p>
            </text:list-item>
            <text:list-item>
              <text:p text:style-name="P8"><text:span text:style-name="T2">Intake = Teil des Inputs der von den Lernenden wirklich verarbeitet wird</text:span></text:p>
            </text:list-item>
            <text:list-item>
              <text:p text:style-name="P8"><text:span text:style-name="T2">Output = Teile des Intakes, welche der Lernende produktiv anwenden kann</text:span></text:p>
            </text:list-item>
            <text:list-item>
              <text:p text:style-name="P8"><text:span text:style-name="T2">Um Input zu Intake zu verarbeiten, ist eine bewusste Aufnahme und Reflektion des Inputs wichtig. Input muss verständlich, kommunikativ und bedeutsam für den Lernenden sein.</text:span></text:p>
              <text:p text:style-name="P8"><text:span text:style-name="T2"/></text:p>
            </text:list-item>
          </text:list>
        </text:list-item>
        <text:list-item>
          <text:p text:style-name="P1"><text:a xlink:type="simple" xlink:href="https://lernen.goethe.de/moodle/mod/glossary/showentry.php?eid=1861914&amp;displayformat=dictionary" text:style-name="Internet_20_link" text:visited-style-name="Visited_20_Internet_20_Link"><text:span text:style-name="T1">Interaktionshypothese</text:span></text:a><text:span text:style-name="T2">:</text:span></text:p>
          <text:list>
            <text:list-item>
              <text:p text:style-name="P8"><text:span text:style-name="T2">Unterricht wird verstanden als Interaktion zwischen Lehrer und Schüler, sowie Schülern untereinander</text:span></text:p>
            </text:list-item>
            <text:list-item>
              <text:p text:style-name="P8"><text:span text:style-name="T2">Verbesserung der Verarbeitung von Input durch Unterrichtssequenzen, die Input wieder aufgreifen, wiederholen, neu produzieren, korrigieren, ergänzen</text:span></text:p>
              <text:p text:style-name="P8"><text:span text:style-name="T2"/></text:p>
            </text:list-item>
          </text:list>
        </text:list-item>
        <text:list-item>
          <text:p text:style-name="P1"><text:a xlink:type="simple" xlink:href="https://lernen.goethe.de/moodle/mod/glossary/showentry.php?eid=1861923&amp;displayformat=dictionary" text:style-name="Internet_20_link" text:visited-style-name="Visited_20_Internet_20_Link"><text:soft-page-break/><text:span text:style-name="T1">Mehrsprachigkeitsmodelle</text:span></text:a><text:span text:style-name="T2">:</text:span></text:p>
          <text:list>
            <text:list-item>
              <text:p text:style-name="P8"><text:span text:style-name="T2">beschreiben das Lernen mehrerer Sprachen und die Interaktion dieser Sprachen bei der Sprachverarbeitung eines Lernenden.</text:span></text:p>
            </text:list-item>
            <text:list-item>
              <text:p text:style-name="P8"><text:span text:style-name="T2">Erweitern Spracherwerbsmodelle, welche nur von einer Erstsprache und einer Zielsprache ausgehen</text:span></text:p>
            </text:list-item>
            <text:list-item>
              <text:p text:style-name="P8"><text:span text:style-name="T2">berücksichtigen, dass das Lernen mehrerer Sprachen die Fremdsprachenlernhaltung beeinflusst</text:span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0T06:26:44.346000000</meta:creation-date>
    <meta:generator>LibreOffice/7.5.3.2$Windows_X86_64 LibreOffice_project/9f56dff12ba03b9acd7730a5a481eea045e468f3</meta:generator>
    <dc:date>2023-06-10T12:04:48.458000000</dc:date>
    <meta:editing-duration>PT5H38M1S</meta:editing-duration>
    <meta:editing-cycles>7</meta:editing-cycles>
    <meta:document-statistic meta:table-count="0" meta:image-count="0" meta:object-count="0" meta:page-count="2" meta:paragraph-count="38" meta:word-count="406" meta:character-count="3024" meta:non-whitespace-character-count="2690"/>
  </office:meta>
</office:document-meta>
</file>